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NGS TO ADD/CHANGE:</text:p>
      <text:p text:style-name="Standard"/>
      <text:p text:style-name="Standard">Proper discussion of grating tilt</text:p>
      <text:list xml:id="list31322317" text:style-name="L1">
        <text:list-item>
          <text:p text:style-name="P1">it CAN be a problem, but our uncertainty on it is too small to matter </text:p>
        </text:list-item>
        <text:list-item>
          <text:p text:style-name="P1">it's close enough to zero that we can exclude it entirely</text:p>
        </text:list-item>
      </text:list>
      <text:p text:style-name="Standard"/>
      <text:p text:style-name="Standard">Explanation of how we tune up dL (why dPhi/dx_det indicates that separation phase is nonzero)</text:p>
      <text:list xml:id="list31335712" text:style-name="L2">
        <text:list-item>
          <text:p text:style-name="P2">separation phase goes linearly as position of IFM paths on 3g (if dL != 0)</text:p>
        </text:list-item>
        <text:list-item>
          <text:p text:style-name="P2">so if dL != 0 and we move det in +/- x dir, we should see phase change linearly</text:p>
        </text:list-item>
        <text:list-item>
          <text:p text:style-name="P2">We set dL = 0 by finding dL s.t. d(phase)/d(x_detector) == 0</text:p>
        </text:list-item>
      </text:list>
      <text:p text:style-name="Standard"/>
      <text:p text:style-name="Standard">How wrong your result is if you don't include Sagnac phase (vel or pol?)</text:p>
      <text:p text:style-name="Standard"/>
      <text:p text:style-name="Standard">How wrong your result is if you get dL wrong by how much</text:p>
      <text:list xml:id="list36764254" text:style-name="L3">
        <text:list-item>
          <text:p text:style-name="P3">Using data taken at dL = -400 um (150429)</text:p>
          <text:list>
            <text:list-item>
              <text:p text:style-name="P3">assume dL = 0 for vel analysis: vel wrong by -0.6%</text:p>
            </text:list-item>
            <text:list-item>
              <text:p text:style-name="P3">assume dL = 0 for pol analysis: pol wrong by -1.6%</text:p>
            </text:list-item>
          </text:list>
        </text:list-item>
        <text:list-item>
          <text:p text:style-name="P3">Using data taken at dL = 0 (150331)</text:p>
          <text:list>
            <text:list-item>
              <text:p text:style-name="P3">assume dL = 0 for vel analysis: vel wrong by +0.6%</text:p>
            </text:list-item>
            <text:list-item>
              <text:p text:style-name="P3">assume dL = 0 for pol analysis: pol wrong by +1.2%</text:p>
            </text:list-item>
          </text:list>
        </text:list-item>
        <text:list-item>
          <text:p text:style-name="P3">This seems to imply that one dL is much like another, i.e. error in knowledge of dL yields same error in polarizability regardless of dL</text:p>
        </text:list-item>
      </text:list>
      <text:p text:style-name="Standard"/>
      <text:p text:style-name="Standard">Talk about how the result gets more wrong without detector/slit-widths as r gets lower</text:p>
      <text:p text:style-name="Standard"/>
      <text:p text:style-name="Standard">Take out anything talking about modelling beam as “3D” object, replace with correct terminology</text:p>
      <text:p text:style-name="Standard"/>
      <text:p text:style-name="Standard">Compare with other measurements (and show figures for this), cross-check with lifetim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Lucida Sans Unicode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3:31:47.565001791</meta:creation-date>
    <dc:date>2015-05-05T17:36:56.63</dc:date>
    <meta:editing-duration>PT7H52M25S</meta:editing-duration>
    <meta:editing-cycles>15</meta:editing-cycles>
    <meta:generator>LibreOffice/3.4$Win32 LibreOffice_project/340m1$Build-402</meta:generator>
    <meta:document-statistic meta:table-count="0" meta:image-count="0" meta:object-count="0" meta:page-count="1" meta:paragraph-count="20" meta:word-count="260" meta:character-count="1307" meta:non-whitespace-character-count="1078"/>
  </office:meta>
</office:document-meta>
</file>